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margin-left="0.794cm" fo:margin-right="0cm" fo:text-align="start" style:justify-single-word="false" fo:text-indent="0cm" style:auto-text-indent="false"/>
      <style:text-properties fo:font-size="14pt" style:text-underline-style="none" style:font-size-asian="14pt" style:font-size-complex="14pt"/>
    </style:style>
    <style:style style:name="P3" style:family="paragraph" style:parent-style-name="Standard">
      <style:paragraph-properties fo:margin-left="0.794cm" fo:margin-right="0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.794cm" fo:margin-right="0cm" fo:text-align="start" style:justify-single-word="false" fo:text-indent="0cm" style:auto-text-indent="false"/>
      <style:text-properties fo:color="#000000" fo:font-size="14pt" style:text-underline-style="none" style:font-size-asian="14pt" style:font-size-complex="14pt"/>
    </style:style>
    <style:style style:name="P5" style:family="paragraph" style:parent-style-name="Standard">
      <style:paragraph-properties fo:margin-left="0.794cm" fo:margin-right="0cm" fo:text-align="start" style:justify-single-word="false" fo:text-indent="0cm" style:auto-text-indent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.794cm" fo:margin-right="0cm" fo:text-align="start" style:justify-single-word="false" fo:text-indent="0cm" style:auto-text-indent="false"/>
      <style:text-properties fo:color="#ff3366" fo:font-size="14pt" style:text-underline-style="none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text-underline-style="none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color="#ff3366"/>
    </style:style>
    <style:style style:name="T2" style:family="text">
      <style:text-properties fo:color="#ff3366" fo:background-color="#fffff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tisivut; ehdotus</text:p>
      <text:p text:style-name="P1"/>
      <text:p text:style-name="P2"><text:span text:style-name="T3">Ulkoasu</text:span> <text:span text:style-name="T2">(uusi)</text:span></text:p>
      <text:p text:style-name="P2"/>
      <text:p text:style-name="P2"><text:span text:style-name="T3">Keskustelupalsta</text:span> <text:span text:style-name="T1">(uusi)</text:span></text:p>
      <text:p text:style-name="P2"><text:s text:c="3"/>-Jokaisella joukkueella oma osio, jonka keskustelut näkyvät vain joukkueen</text:p>
      <text:p text:style-name="P2"><text:s text:c="5"/>jäsenille ja admin/masteradmin?</text:p>
      <text:p text:style-name="P2"><text:s text:c="3"/>-Johtokunnalla oma osio, vain johtokunnan+masteradminin näkyvissä</text:p>
      <text:p text:style-name="P2"><text:s text:c="3"/>-Admineilla mahdollisuus luoda uusia osioita jotka näkyvät vain niille joilla</text:p>
      <text:p text:style-name="P2"><text:s text:c="5"/>sinne oikeudet?</text:p>
      <text:p text:style-name="P2"/>
      <text:p text:style-name="P3">Tunnukset:</text:p>
      <text:p text:style-name="P2"><text:s text:c="3"/>-Joukkueen oikeudet omaava lisää pelaajat joukkueen jäseniksi <text:span text:style-name="T1">(uusi)</text:span></text:p>
      <text:p text:style-name="P2"><text:s text:c="3"/>-Tunnuksista näkyy pelaajien tilastot, jokaisen pelatun kauden ja joukkueen</text:p>
      <text:p text:style-name="P2"><text:s text:c="6"/>osalta <text:span text:style-name="T1">(uusi)</text:span></text:p>
      <text:p text:style-name="P2"><text:s text:c="3"/>-Samat tunnukset keskustelupalstalla <text:span text:style-name="T1">(uusi)</text:span></text:p>
      <text:p text:style-name="P2"><text:s text:c="3"/>-Tunnuksen vaadittavat tiedot:</text:p>
      <text:p text:style-name="P2"><text:s text:c="6"/>-Nimi</text:p>
      <text:p text:style-name="P2"><text:s text:c="9"/><text:tab/>-Näkyy sisään kirjautuneet?</text:p>
      <text:p text:style-name="P2"><text:s text:c="6"/>-Sähköposti</text:p>
      <text:p text:style-name="P2"><text:s text:c="9"/><text:tab/>-Näkyy admin?</text:p>
      <text:p text:style-name="P2"><text:s text:c="6"/>-Ip</text:p>
      <text:p text:style-name="P2"><text:tab/>-Näkyy admin?</text:p>
      <text:p text:style-name="P2"><text:s text:c="6"/>-Rekisteröitymispäivä, viimeinen kirjautumis päivä</text:p>
      <text:p text:style-name="P2"><text:tab/>-Näkyy kaikille?</text:p>
      <text:p text:style-name="P2"><text:s text:c="3"/>-Tilastot kirjoitetuista viesteistä keskustelupalstalle? Vieraskirjaan? Näkyy</text:p>
      <text:p text:style-name="P2"><text:s text:c="5"/>kaikille? <text:span text:style-name="T1">(uusi)</text:span></text:p>
      <text:p text:style-name="P2"><text:s text:c="3"/>-Ip ban/tunnuksen poisto adminilla <text:span text:style-name="T1">(uusi)</text:span></text:p>
      <text:p text:style-name="P2"/>
      <text:p text:style-name="P2"><text:span text:style-name="T3">Pelaajakortit</text:span> <text:span text:style-name="T1">(uusi)</text:span></text:p>
      <text:p text:style-name="P2"><text:s text:c="3"/>-Vaaditaan joukkueilta? ei kerhoilta?</text:p>
      <text:p text:style-name="P2"><text:s text:c="3"/>-Kuva, valinnainen</text:p>
      <text:p text:style-name="P2"><text:s text:c="3"/>-Pakolliset tiedot:</text:p>
      <text:p text:style-name="P2"><text:s text:c="6"/>-Nimi</text:p>
      <text:p text:style-name="P2"><text:s text:c="6"/>-Syntymävuosi</text:p>
      <text:p text:style-name="P2"><text:s text:c="6"/>-Omia kenttiä, vähimmäis määrä(3)?</text:p>
      <text:p text:style-name="P2"><text:s text:c="3"/>-Kuluvan kauden tilastot</text:p>
      <text:p text:style-name="P2"><text:s text:c="3"/>-Aikasemmat kaudet Remixissä</text:p>
      <text:p text:style-name="P2"><text:s text:c="3"/>-Yhteyshenkilöt näkyvät pelaajakorteissa myös?</text:p>
      <text:p text:style-name="P2"/>
      <text:p text:style-name="P2"/>
      <text:p text:style-name="P2"/>
      <text:p text:style-name="P2"/>
      <text:p text:style-name="P2"/>
      <text:p text:style-name="P3"><text:soft-page-break/>Tilastot</text:p>
      <text:p text:style-name="P2"><text:s text:c="3"/>-Ottelut, rangaistuslaukaukset, rangaistusminuutit, pisteet, syötöt ja maalit,plusmiinus</text:p>
      <text:p text:style-name="P2"/>
      <text:p text:style-name="P3">Yhteystiedot</text:p>
      <text:p text:style-name="P2"><text:s text:c="3"/>-Yhteyshenkilöt</text:p>
      <text:p text:style-name="P2"><text:s text:c="6"/>-Pakolliset tiedot:</text:p>
      <text:p text:style-name="P2"><text:tab/>-Nimi</text:p>
      <text:p text:style-name="P2"><text:tab/>-Sähköposti</text:p>
      <text:p text:style-name="P2"><text:tab/>-Puhelin</text:p>
      <text:p text:style-name="P2"/>
      <text:p text:style-name="P3">Pelit</text:p>
      <text:p text:style-name="P2"><text:s text:c="3"/>-Kotiturnaukset merkataan eri värillä listaan? <text:span text:style-name="T1">(uusi)</text:span></text:p>
      <text:p text:style-name="P2"><text:s text:c="3"/>-Pvm, kello, ottelu, tulos, paikka</text:p>
      <text:p text:style-name="P2"/>
      <text:p text:style-name="P7"><text:s text:c="3"/><text:span text:style-name="T4"><text:s text:c="2"/></text:span><text:span text:style-name="T3">Sarjataulukko</text:span></text:p>
      <text:p text:style-name="P2"><text:s text:c="3"/>-Toimimaan oikein <text:span text:style-name="T1">(uusi)</text:span></text:p>
      <text:p text:style-name="P2"><text:s text:c="3"/>-Ottelut, voitot, tasapelit, häviöt, maaliero, pisteet</text:p>
      <text:p text:style-name="P2"/>
      <text:p text:style-name="P3">Kalenteri</text:p>
      <text:p text:style-name="P2"><text:s text:c="3"/>-Tulevat ja menneet pelit sekä nykyinen päivä</text:p>
      <text:p text:style-name="P2"><text:s text:c="3"/>-Kotiturnaus erivärillä <text:span text:style-name="T1">(uusi)</text:span></text:p>
      <text:p text:style-name="P2"><text:s text:c="3"/></text:p>
      <text:p text:style-name="P3">Kuvat</text:p>
      <text:p text:style-name="P2"><text:s text:c="3"/>-Seuralla yksi sivu <text:span text:style-name="T1">(uusi)</text:span></text:p>
      <text:p text:style-name="P2"><text:s text:c="6"/>-Kuka pystyy lisäämään kuvia sivuille? Jokaisen joukkueen sivun ylläpitäjä</text:p>
      <text:p text:style-name="P2"><text:s text:c="8"/>vai adminit?</text:p>
      <text:p text:style-name="P2"><text:s text:c="6"/>-Jokaisella joukkueella oma</text:p>
      <text:p text:style-name="P2"><text:s text:c="3"/>-Sivutus <text:span text:style-name="T1">(uusi)</text:span></text:p>
      <text:p text:style-name="P2"><text:s text:c="3"/>-Kuvateksti mahdollisuus? <text:span text:style-name="T1">(uusi)</text:span></text:p>
      <text:p text:style-name="P2"><text:s text:c="3"/>-Mihin isot kuvat aukaistaan? Vai uudelle sivulle? <text:span text:style-name="T1">(uusi)</text:span></text:p>
      <text:p text:style-name="P6"><text:s text:c="3"/>-etusivulle</text:p>
      <text:p text:style-name="P2"><text:s text:c="3"/></text:p>
      <text:p text:style-name="P3">Joukkueen etusivu</text:p>
      <text:p text:style-name="P2"><text:s text:c="3"/>-Kalenteri </text:p>
      <text:p text:style-name="P2"><text:s text:c="3"/>-Sarjataulukko</text:p>
      <text:p text:style-name="P2"><text:s text:c="3"/>-Tiedotukset</text:p>
      <text:p text:style-name="P2"><text:s text:c="6"/>-Hiljattain lisätyt erivärillä(viikko)</text:p>
      <text:p text:style-name="P2"><text:s text:c="3"/>-Uusimmista joukkueen kuvista minikuva(3) kehykset(viikko)? <text:span text:style-name="T1">(uusi)</text:span></text:p>
      <text:p text:style-name="P2"><text:s text:c="3"/></text:p>
      <text:p text:style-name="P3">Seuran etusivu</text:p>
      <text:p text:style-name="P2"><text:s text:c="3"/>-Kalenteri</text:p>
      <text:p text:style-name="P2"><text:s text:c="3"/>-Tiedotukset</text:p>
      <text:p text:style-name="P2"><text:s text:c="6"/>-Hiljattain lisätyt erivärillä? Aika?</text:p>
      <text:p text:style-name="P2"><text:s text:c="3"/>-Uutis otsikot(5)</text:p>
      <text:p text:style-name="P2"><text:soft-page-break/><text:s text:c="3"/>-Uusimmista seuran ja joukkueiden kuvista minikuvat(6)? <text:span text:style-name="T1">(uusi)</text:span></text:p>
      <text:p text:style-name="P2"><text:s text:c="3"/>-Lista tulevista kotiturnauksista? <text:span text:style-name="T1">(uusi)</text:span></text:p>
      <text:p text:style-name="P2"><text:s text:c="3"/>-Uusimmat tiedotukset joukkueiden sivuilta? <text:span text:style-name="T1">(uusi)</text:span></text:p>
      <text:p text:style-name="P3">Uutiset</text:p>
      <text:p text:style-name="P2"><text:s text:c="3"/>-Mahdollisuus muokata uutista <text:span text:style-name="T1">(uusi)</text:span></text:p>
      <text:p text:style-name="P2"><text:s text:c="6"/>-Kirjoittaja, sekä adminit?</text:p>
      <text:p text:style-name="P2"><text:s text:c="3"/>-Hiljattain lisätyt erivärillä? (5) perjantaihin asti?</text:p>
      <text:p text:style-name="P2"><text:s text:c="3"/></text:p>
      <text:p text:style-name="P3">Tiedotukset</text:p>
      <text:p text:style-name="P2"><text:s text:c="3"/>-Mahdollisuus poistaa useampi tiedotus kerralla? <text:span text:style-name="T1">(uusi)</text:span></text:p>
      <text:p text:style-name="P2"><text:s text:c="3"/></text:p>
      <text:p text:style-name="P3">Info</text:p>
      <text:p text:style-name="P2"><text:s text:c="3"/>-Mahdollisuus muokata kotihallia <text:span text:style-name="T1">(uusi)</text:span></text:p>
      <text:p text:style-name="P2"><text:s text:c="3"/>-Linkki seuran kuviin? <text:span text:style-name="T1">(uusi)</text:span></text:p>
      <text:p text:style-name="P2"><text:s text:c="3"/>-Pöytäkirjat sivulle/oma sivu pöytäkirjoille</text:p>
      <text:p text:style-name="P2"><text:s text:c="3"/>-Mahdollisuus muokata pääylläpitäjän(masteradmin) tietoja <text:span text:style-name="T1">(uusi)</text:span></text:p>
      <text:p text:style-name="P2"><text:s text:c="3"/>-Seuran historia vai jätetäänkö navigointi bariin?</text:p>
      <text:p text:style-name="P2"><text:s text:c="7"/>-Muokkaus</text:p>
      <text:p text:style-name="P2"><text:s text:c="3"/>-Latauspankki</text:p>
      <text:p text:style-name="P2"><text:s text:c="3"/>-johtokunta</text:p>
      <text:p text:style-name="P2"><text:s text:c="3"/>-vanhat tilastot</text:p>
      <text:p text:style-name="P2"/>
      <text:p text:style-name="P3">Hallitus ohjauspaneeli</text:p>
      <text:p text:style-name="P2"><text:s text:c="3"/>-Lisätä hallituksen jäseniä hallistu sivulle</text:p>
      <text:p text:style-name="P2"><text:s text:c="3"/>-Muokata jäsenien tietoja sivulla</text:p>
      <text:p text:style-name="P2"><text:s text:c="3"/>-Lisätä pöytäkirjat</text:p>
      <text:p text:style-name="P2"><text:s text:c="3"/>-Kenellä oikeudet, admin/masteradmin?</text:p>
      <text:p text:style-name="P2"><text:s text:c="3"/>-johtokunnaksi</text:p>
      <text:p text:style-name="P2"/>
      <text:p text:style-name="P3">Oikeuksien hallinta</text:p>
      <text:p text:style-name="P2"><text:s text:c="3"/>-Kenellä oikeudet?</text:p>
      <text:p text:style-name="P2"><text:s text:c="3"/>-Joukkueen kotisivujen ylläpitäjällä omaan joukkueeseen</text:p>
      <text:p text:style-name="P2"><text:s text:c="3"/>-Masteradmin</text:p>
      <text:p text:style-name="P2"/>
      <text:p text:style-name="P2"><text:span text:style-name="T3">Kauden vaihto</text:span> <text:span text:style-name="T1">(uusi)</text:span></text:p>
      <text:p text:style-name="P2"><text:s text:c="3"/>-Oikeudet masteradminilla?</text:p>
      <text:p text:style-name="P2"/>
      <text:p text:style-name="P3">Vieraskirja</text:p>
      <text:p text:style-name="P2"><text:s text:c="3"/>-Kuka vaan voi kirjoittaa</text:p>
      <text:p text:style-name="P2"><text:s text:c="3"/>-Vaaditaan sähköposti vahvistus tai sisään kirjautuminen</text:p>
      <text:p text:style-name="P2"><text:s text:c="3"/>-Viestien poisto <text:span text:style-name="T1">(uusi)</text:span></text:p>
      <text:p text:style-name="P6"/>
      <text:p text:style-name="P5">Vanhat tiedot</text:p>
      <text:p text:style-name="P4"><text:s text:c="3"/>-Mahdollisuus hakea joukkueen tietoja(pelaajat, yhteystiedot, kuvat) edellisen kauden joukkueista <text:span text:style-name="T1">(uusi)</text:span></text:p>
      <text:p text:style-name="P6"><text:soft-page-break/></text:p>
      <text:p text:style-name="P5"/>
      <text:p text:style-name="P5">Vanhat tilastot</text:p>
      <text:list xml:id="list31309276" text:style-name="L1">
        <text:list-item>
          <text:list>
            <text:list-item>
              <text:list>
                <text:list-header>
                  <text:p text:style-name="P10"><text:s text:c="10"/>-mahdollisuus hakea joukkueen tilastoja joukkueella/pelaajan nimellä/kaudella</text:p>
                </text:list-header>
              </text:list>
            </text:list-item>
          </text:list>
        </text:list-item>
      </text:list>
      <text:p text:style-name="P8"/>
      <text:p text:style-name="P8"><text:s text:c="7"/><text:span text:style-name="T3">Hallilista</text:span></text:p>
      <text:p text:style-name="P8"><text:tab/>-lista halleista, joissa harkat</text:p>
      <text:p text:style-name="P8"><text:tab/>-voi perua vuoron</text:p>
      <text:p text:style-name="P8"><text:tab/>-toinen joukkue voi varata perutun vuoron</text:p>
      <text:p text:style-name="P8"/>
      <text:p text:style-name="P8">Kävijälaskuri</text:p>
      <text:p text:style-name="P8">Widget</text:p>
      <text:p text:style-name="P8">sponsor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e  Kujala</meta:initial-creator>
    <meta:creation-date>2011-09-16T13:48:04.67</meta:creation-date>
    <dc:date>2011-11-27T11:21:05.52</dc:date>
    <meta:editing-duration>PT8H48M4S</meta:editing-duration>
    <meta:editing-cycles>22</meta:editing-cycles>
    <meta:generator>OpenOffice.org/3.3$Win32 OpenOffice.org_project/330m20$Build-9567</meta:generator>
    <meta:printed-by>Anne  Kujala</meta:printed-by>
    <meta:print-date>2011-09-16T17:37:48.54</meta:print-date>
    <meta:document-statistic meta:table-count="0" meta:image-count="0" meta:object-count="0" meta:page-count="4" meta:paragraph-count="123" meta:word-count="468" meta:character-count="3770"/>
  </office:meta>
</office:document-meta>
</file>